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Задача 1</text:span><text:span text:style-name="T2">:</text:span></text:p>
      <text:p text:style-name="P1"><text:span text:style-name="T2">def reading(filee): - def<text:s/></text:span><text:span text:style-name="T3">для обозначения функции,<text:s/></text:span><text:span text:style-name="T4">reading<text:s/></text:span><text:span text:style-name="T5">это имя функции,<text:s/></text:span><text:span text:style-name="T6">filee<text:s/></text:span><text:span text:style-name="T7">это переменная</text:span><text:span text:style-name="T8"/></text:p>
      <text:p text:style-name="P1"><text:span text:style-name="T8"><text:s text:c="4"/>with open('filee', "r") as file:</text:span><text:span text:style-name="T9"><text:s/>- открытие файла для чтения,<text:s/></text:span><text:span text:style-name="T10">"r"</text:span><text:span text:style-name="T11"><text:s/></text:span><text:span text:style-name="T12">read</text:span></text:p>
      <text:p text:style-name="P1"><text:span text:style-name="T12"><text:s text:c="8"/>content = file.read()</text:span><text:span text:style-name="T13"><text:s/>- read считывает содержимое файла в строку</text:span><text:span text:style-name="T14"/></text:p>
      <text:p text:style-name="P1"><text:span text:style-name="T14"><text:s text:c="4"/>return content</text:span><text:span text:style-name="T15"><text:s/>- возвращние переменной</text:span><text:span text:style-name="T16"/></text:p>
      <text:p text:style-name="P1"><text:span text:style-name="T16"/></text:p>
      <text:p text:style-name="P1"><text:span text:style-name="T16">def reading_strok(filee):</text:span><text:span text:style-name="T17"><text:s/></text:span><text:span text:style-name="T18">- def<text:s/></text:span><text:span text:style-name="T19">для обозначения функции,<text:s/></text:span><text:span text:style-name="T20">reading_strok</text:span><text:span text:style-name="T21"><text:s/>это имя функции,<text:s/></text:span><text:span text:style-name="T22">filee<text:s/></text:span><text:span text:style-name="T23">это переменная</text:span><text:span text:style-name="T24"/></text:p>
      <text:p text:style-name="P1"><text:span text:style-name="T24"><text:s text:c="4"/>with open('filee', "r") as file:</text:span><text:span text:style-name="T25"><text:s/>- открытие файла для чтения,<text:s/></text:span><text:span text:style-name="T26">"r"</text:span><text:span text:style-name="T27"><text:s/></text:span><text:span text:style-name="T28">read</text:span></text:p>
      <text:p text:style-name="P1"><text:span text:style-name="T28"><text:s text:c="8"/>line = file.readlines()</text:span><text:span text:style-name="T29"><text:s/>- readlines считывает строки файла и создаёт список из строк</text:span><text:span text:style-name="T30"/></text:p>
      <text:p text:style-name="P1"><text:span text:style-name="T30"><text:s text:c="4"/>return line</text:span><text:span text:style-name="T31"><text:s/>- возвращение переменной</text:span><text:span text:style-name="T32"/></text:p>
      <text:p text:style-name="P1"><text:span text:style-name="T32"/></text:p>
      <text:p text:style-name="P1"><text:span text:style-name="T32"/></text:p>
      <text:p text:style-name="P1"><text:span text:style-name="T33">Задача</text:span><text:span text:style-name="T34"><text:s/>2:</text:span></text:p>
      <text:p text:style-name="P1"><text:span text:style-name="T34"/></text:p>
      <text:p text:style-name="P1"><text:span text:style-name="T34">with open("text.txt", "w") as file:</text:span><text:span text:style-name="T35"><text:s/>- открытие файла для записи, запись с удалением прошлого содержимого</text:span><text:span text:style-name="T36"><text:s/></text:span><text:span text:style-name="T37"/></text:p>
      <text:p text:style-name="P1"><text:span text:style-name="T37"><text:s text:c="4"/>file.write("appended text") - добавление новго</text:span></text:p>
      <text:p text:style-name="P1"><text:span text:style-name="T37"/></text:p>
      <text:p text:style-name="P1"><text:span text:style-name="T37">with open("text.txt", "a") as file: - открытие файла для записи, запись без удаления прошлого содержимого</text:span><text:span text:style-name="T38"><text:s/></text:span><text:span text:style-name="T39"/></text:p>
      <text:p text:style-name="P1"><text:span text:style-name="T39"><text:s text:c="4"/>file.write("appended text") - добавление нового</text:span></text:p>
      <text:p text:style-name="P1"><text:span text:style-name="T39"/></text:p>
      <text:p text:style-name="P1"><text:span text:style-name="T39"/></text:p>
      <text:p text:style-name="P1"><text:span text:style-name="T39">Задача 3</text:span><text:span text:style-name="T40">:</text:span><text:span text:style-name="T41"/></text:p>
      <text:p text:style-name="P1"><text:span text:style-name="T41"/></text:p>
      <text:p text:style-name="P1"><text:span text:style-name="T41">def reading(filee):</text:span></text:p>
      <text:p text:style-name="P1"><text:span text:style-name="T41"><text:s text:c="4"/>try: - попытка выполнения команд</text:span></text:p>
      <text:p text:style-name="P1"><text:span text:style-name="T41"><text:s text:c="8"/>with open('filee', "r") as file:</text:span></text:p>
      <text:p text:style-name="P1"><text:span text:style-name="T41"><text:s text:c="12"/>content = file.read()</text:span></text:p>
      <text:p text:style-name="P1"><text:span text:style-name="T41"><text:s text:c="8"/>return content</text:span></text:p>
      <text:p text:style-name="P1"><text:span text:style-name="T41"><text:s text:c="4"/>except FileNotFoundError as e: - если выводит ошибку<text:s/></text:span><text:span text:style-name="T42">"</text:span><text:span text:style-name="T43">FileNotFoundError</text:span><text:span text:style-name="T44">"</text:span><text:span text:style-name="T45">, то вместо этого выведется<text:s/></text:span><text:span text:style-name="T46">"</text:span><text:span text:style-name="T47">е</text:span><text:span text:style-name="T48">"</text:span><text:span text:style-name="T49"><text:s/>(вместо е можно написать что угдоно)</text:span></text:p>
      <text:p text:style-name="P1"><text:span text:style-name="T49"><text:s text:c="8"/>return e</text:span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